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1"><text:span text:style-name="T1">Adding squares in child div so that the parent div creates a grid for Etch-a-sketch</text:span></text:p>
      <text:p text:style-name="P1"><text:span text:style-name="T1"/></text:p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1T13:50:16.169786263</dc:date>
    <meta:editing-duration>PT42M6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15" meta:word-count="122" meta:character-count="721" meta:non-whitespace-character-count="602"/>
  </office:meta>
</office:document-meta>
</file>